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aa8" officeooo:paragraph-rsid="000ac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by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2:22:40.945376904</meta:creation-date>
    <dc:date>2022-11-01T12:23:16.014241855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